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A. De Sol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>[Note: The number "139" is written in pencil and circled in the top right corner of the page.]</text:p>
      <text:p text:style-name="P2">An address at the funeral of Dr A. De Sola/</text:p>
      <text:p text:style-name="P2"/>
      <text:p text:style-name="P3">[Page 1]</text:p>
      <text:p text:style-name="P2">An address at the funeral of Dr Ab De Sola./</text:p>
      <text:p text:style-name="P3">[Hebrew]/ This Rabbinical sentence, which savors of Orientalism,/ is, in the present melancholy instance, applicable/ to its very letter. <text:s/>"When a wise man dies, he leaves/ a void which cannot be filled; when a king dies another/ will be found to supply his place."/</text:p>
      <text:p text:style-name="P3">Not with flattery which a public approves of; not/ with exaggerations which an audience applauds do I/ come to perform funeral obsequies, but with a profound/ belief that the loss sustained is in all truth irreparable./ <text:s/>Judaism in which I recognize a God-given trust never/ to be bartered away nor surrendered at any price, found/ in Abraham De Sola an unyeilding[sic!] defender. <text:s/>In his early/ days he put on the armor with the ardency of youth,/ and not once did he desert his post; not once did he suffer/ the Siren that has allured many, to sing him into/ self-forgetfulness. <text:s/>That is glory to man: to have/ arrived at the gates which lead to eternity, and looking/ back on the path trodden, perceive that the steps taken/</text:p>
      <text:p text:style-name="P3"/>
      <text:p text:style-name="P3">[Page 2]</text:p>
      <text:p text:style-name="P3">unswervedly followed a line of rectitude. <text:s/>But/ we, who still remain on the side where mortality/ abides, look aghast at the closing of those gates, which/ had flung open to admit the righteous. <text:s/><text:soft-page-break/>[Hebrew]/ [Hebrew] "When a wise man dies, he leaves behind/ a void which cannot be filled."/</text:p>
      <text:p text:style-name="P3">I do not wish to wrong the living, while doing/ justice to the dead, but as I survey the field in/ which the departed long labored, I fail to discover,/ among my acquaintances, a man that can bring to/ the work the mental acumen, unflinching principles/ and ripe experience of the deceased, and thus reconcile/ intellectual Orthodoxy to the loss it must now bear./ <text:s/>For know ye all that the conservation of Abraham/ De Sola was not simply a natural sequence of the/ law of heredity; it was not obedience to instincts. <text:s/>It/ proceeded from searchings, deep and conscientious; search-/-ings which began in the age of boyhood and never/ ceased until the heart ceased to throb./</text:p>
      <text:p text:style-name="P3">I shall not deny the effects of home training and/ general surrounding. <text:s/>The tuition of a very scholarly/ father, ministering in a Sanctuary, which recalls/</text:p>
      <text:p text:style-name="P3"/>
      <text:p text:style-name="P3">[Page 3]</text:p>
      <text:p text:style-name="P3">the efforts of a Menasseh Ben Israel; the/ impartings of divines renowned for their piety/ nor less than their lore, must have needs largely/ contributed to the moulding of my friend's thoughts./ <text:s/>Yet, paying due homage to David Aaron De Sola and/ the Portuguese Synagogue of London; to Dr <text:span text:style-name="T1">Loe</text:span><text:span text:style-name="T2"> Loewe/ and Dr Raphall, I </text:span><text:span text:style-name="T1">still</text:span><text:span text:style-name="T2"> hold that the merit of having/ kept fast by the old flag and lifted it high, chal-/-lenging for it universal respect, is mainly atrribu-/-table to the reflectingly hard student himself./ <text:s/>He did not feel satisfied to lie supinely, resting/ on the results of other minds. <text:s/>As he saw many,/ whose early education may not have widely differed from/ his own fall back from the beaten road, and plan out/ a new course of action for the preservation of a Mon-/theistic people and the Sinaic covenant, he pondered/ well on the novel means conducive to that end./ <text:s/>He found them woefully wanting, and with that/ courage, that daringness which deep-set convictions/ alone can inspire, </text:span><text:span text:style-name="T1">he</text:span><text:span text:style-name="T2"> proclaimed conservatism, </text:span><text:span text:style-name="T1">as</text:span><text:span text:style-name="T2">/ </text:span></text:p>
      <text:p text:style-name="P3"><text:span text:style-name="T2"/></text:p>
      <text:p text:style-name="P3"><text:span text:style-name="T2">[Page 4]</text:span></text:p>
      <text:p text:style-name="P3"><text:span text:style-name="T2">Israel's saving principles; preached it on the/ pulpit, expounded it in the press, and illustrated/ in a life which shed lasting credit upon the ancient/ faith. <text:s/>[Hebrew]. <text:s/>"When </text:span><text:span text:style-name="T1">For</text:span><text:span text:style-name="T2"> a wise/ man dies, he leaves a void, which cannot be filled."/ <text:s/>For Abraham De Sola bore a title conferred by an in-/-stitution in which his learning set for him a/ professor's chair. <text:s/>He appended to his name the/ epithet of "Doctor of Law", as an evidence of the/ appreciation of non-Israelites, for a consistent Jew,/ whose varied knowledge benefitted[sic!] the community at/ large./</text:span></text:p>
      <text:p text:style-name="P3"><text:span text:style-name="T2">Montreal in Canada will becomingly rehears the praises/ of one of her inhabitants, who during thirty five years/ directed his teaching and his counsel to the forma-/-tion of a well-bred and usefully instructed generation./ <text:s/>M'Gill college will make public acknowledgment of/ the services rendered by a member of its Faculty,/ whose ripe judgment and dignified demeanour </text:span><text:span text:style-name="T1">ra</text:span><text:span text:style-name="T2"> en-/-hanced its prestige. <text:s/>The Congregation, to whose/ ministry my lamented brother was called in the/ spring of his manhood,--bereft of so noble a Guide--/</text:span></text:p>
      <text:p text:style-name="P3"><text:span text:style-name="T2"/></text:p>
      <text:p text:style-name="P3"><text:span text:style-name="T2">[Page 5]</text:span></text:p>
      <text:p text:style-name="P3"><text:span text:style-name="T2">will give expression to its sorrow, and the city/ of London, the place of his birth and of his love, and/ the people who still assemble at Bevis Marks, within/ these venerated halls, where the boy was wont to make/ his devotions, and those also who worship in Dukes/ Place and other spots of the great metropolis will/ mention with reverence and pride the distinguished scholar/ and professor, the divine and author, unhappily called/ hence ere he had gathered all the honors in store/ to cheer his advancing age./</text:span></text:p>
      <text:p text:style-name="P3"><text:span text:style-name="T2">But I who, as a youth, knew him as a youth in/ England. <text:s/>I who met him a few years later in/ this new Continent, where Providence had cast our lots,/ must </text:span><text:span text:style-name="T1">nor</text:span><text:span text:style-name="T2"> at this solemn hour, speak a word, which/ may attest the noble worth of my departed coreligionist/ and colleague. <text:s/>Thirty seven years ago we/ were competitors for a position, which neither of us obtained,/ but that rivalry did not create resentment </text:span><text:soft-page-break/><text:span text:style-name="T2">rankling/ in our breasts. <text:s/>My opponent welcomed my arrival/ in this country in a letter breathing friendship;/ his hand grasped mine fraternally when he visited/ Philadelphia, and seldom did he pass through it, without/</text:span></text:p>
      <text:p text:style-name="P3"><text:span text:style-name="T2"/></text:p>
      <text:p text:style-name="P3"><text:span text:style-name="T2">[Page 6]</text:span></text:p>
      <text:p text:style-name="P3"><text:span text:style-name="T2">visiting his former competitor. <text:s/>Our correspondence/ continuing uninterruptedly over three decades has/ been </text:span><text:span text:style-name="T1">imm</text:span><text:span text:style-name="T2"> gratifying, and if I introduced him to/ some Italian scholars, he reciprocated the favor with/ deeds of thoughtful consideration. <text:s/>Alas? that the/ hand which but a few weeks ago penned for me/ words of kindliness, is palsied in death. <text:s/>Alas! that/ a wife whom he respected above himself [Hebrew]/ has lost the object of her tenderest affection; a family/ reared to virtue by his example and precept, bemoan/ the departure of him who was their shining crown./ <text:s/>But that diadem is sparkling yet. <text:s/>Never will/ it be tarnished, while the children still cling to/ the principles which formed the standard and/ guide of their father. <text:s/>Should they forget their/ descent from the Meldolas and the DeSolas, and/ part with those principles to win a deceptive popu-/-larity, then...Oh no! <text:s/>Mount up to bliss, spirit/ of Abraham the faithful. <text:s/>No fear of defection/ in those thou still lovest, shall obscure thy glory./</text:span></text:p>
      <text:p text:style-name="P3"><text:span text:style-name="T2"/></text:p>
      <text:p text:style-name="P3"><text:span text:style-name="T2">[Page 7]</text:span></text:p>
      <text:p text:style-name="P3"><text:span text:style-name="T2">They will honor thee by honoring the doctrines/ thou didst bravely defend. <text:s/>May so the house/ of Israel cleave to </text:span><text:span text:style-name="T1">to</text:span><text:span text:style-name="T2"> thy belief. <text:s/>May it see that thou/ hast not labored fruitlessly; for though the sentence/ of the Sages be in thy </text:span><text:span text:style-name="T1">present instance</text:span><text:span text:style-name="T2"> case literally true, yet/ by the will and interposition of the ever-living God,/ men may arise to proclaim like thyself historical/ Judaism indestructible, eternal. <text:s/>And now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4:53:48.99</meta:creation-date>
    <dc:date>2012-11-13T12:31:33.59</dc:date>
    <meta:editing-duration>PT1H17M5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83" meta:word-count="1359" meta:character-count="8356"/>
  </office:meta>
</office:document-meta>
</file>